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a1881" officeooo:paragraph-rsid="001a1881"/>
    </style:style>
    <style:style style:name="P2" style:family="paragraph" style:parent-style-name="Text_20_body">
      <style:text-properties fo:font-weight="bold" officeooo:rsid="0038dc2c" officeooo:paragraph-rsid="0038dc2c" style:font-weight-asian="bold" style:font-weight-complex="bold"/>
    </style:style>
    <style:style style:name="P3" style:family="paragraph" style:parent-style-name="Title">
      <style:text-properties officeooo:rsid="00170d93" officeooo:paragraph-rsid="00170d93"/>
    </style:style>
    <style:style style:name="P4" style:family="paragraph" style:parent-style-name="Text_20_body">
      <style:text-properties fo:font-size="10pt" officeooo:paragraph-rsid="008296c4" style:font-size-asian="10pt" style:font-size-complex="10pt"/>
    </style:style>
    <style:style style:name="P5" style:family="paragraph" style:parent-style-name="Text_20_body">
      <style:text-properties fo:font-size="10pt" officeooo:paragraph-rsid="005417df" style:font-size-asian="10pt" style:font-size-complex="10pt"/>
    </style:style>
    <style:style style:name="P6" style:family="paragraph" style:parent-style-name="Text_20_body">
      <style:text-properties fo:font-size="10pt" officeooo:paragraph-rsid="00558f3e" style:font-size-asian="10pt" style:font-size-complex="10pt"/>
    </style:style>
    <style:style style:name="P7" style:family="paragraph" style:parent-style-name="Text_20_body">
      <style:text-properties fo:font-size="10pt" officeooo:rsid="0056cac5" officeooo:paragraph-rsid="0056cac5" style:font-size-asian="10pt" style:font-size-complex="10pt"/>
    </style:style>
    <style:style style:name="P8" style:family="paragraph" style:parent-style-name="Text_20_body">
      <style:text-properties fo:font-size="10pt" officeooo:rsid="0058107d" officeooo:paragraph-rsid="0058107d" style:font-size-asian="10pt" style:font-size-complex="10pt"/>
    </style:style>
    <style:style style:name="P9" style:family="paragraph" style:parent-style-name="Text_20_body">
      <style:text-properties fo:font-size="10pt" officeooo:rsid="003404f9" officeooo:paragraph-rsid="003404f9" style:font-size-asian="10pt" style:font-size-complex="10pt"/>
    </style:style>
    <style:style style:name="P10" style:family="paragraph" style:parent-style-name="Text_20_body" style:list-style-name="L2">
      <style:text-properties fo:font-size="10pt" officeooo:rsid="005a123d" officeooo:paragraph-rsid="005a123d" style:font-size-asian="10pt" style:font-size-complex="10pt"/>
    </style:style>
    <style:style style:name="P11" style:family="paragraph" style:parent-style-name="Text_20_body" style:list-style-name="L2">
      <style:text-properties fo:font-size="10pt" officeooo:rsid="005b233a" officeooo:paragraph-rsid="005b233a" style:font-size-asian="10pt" style:font-size-complex="10pt"/>
    </style:style>
    <style:style style:name="P12" style:family="paragraph" style:parent-style-name="Text_20_body" style:list-style-name="L2">
      <style:text-properties fo:font-size="10pt" officeooo:rsid="005b9291" officeooo:paragraph-rsid="005b9291" style:font-size-asian="10pt" style:font-size-complex="10pt"/>
    </style:style>
    <style:style style:name="P13" style:family="paragraph" style:parent-style-name="Text_20_body" style:list-style-name="L2">
      <style:text-properties fo:font-size="10pt" officeooo:rsid="005d6fcb" officeooo:paragraph-rsid="005d6fcb" style:font-size-asian="10pt" style:font-size-complex="10pt"/>
    </style:style>
    <style:style style:name="P14" style:family="paragraph" style:parent-style-name="Text_20_body">
      <style:text-properties fo:font-size="10pt" officeooo:rsid="0034d913" officeooo:paragraph-rsid="0034d913" style:font-size-asian="10pt" style:font-size-complex="10pt"/>
    </style:style>
    <style:style style:name="P15" style:family="paragraph" style:parent-style-name="Text_20_body">
      <style:text-properties fo:font-size="10pt" officeooo:paragraph-rsid="0096c1fe" style:font-size-asian="10pt" style:font-size-complex="10pt"/>
    </style:style>
    <style:style style:name="P16" style:family="paragraph" style:parent-style-name="Text_20_body">
      <style:text-properties fo:font-size="10pt" fo:font-style="italic" fo:font-weight="normal" officeooo:rsid="008af6e9" officeooo:paragraph-rsid="008af6e9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Text_20_body">
      <style:text-properties fo:font-size="10pt" fo:font-style="normal" fo:font-weight="bold" officeooo:rsid="008af6e9" officeooo:paragraph-rsid="008af6e9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Text_20_body">
      <style:text-properties fo:font-size="10pt" fo:font-weight="bold" officeooo:rsid="0063f007" officeooo:paragraph-rsid="0063f007" style:font-size-asian="10pt" style:font-weight-asian="bold" style:font-size-complex="10pt" style:font-weight-complex="bold"/>
    </style:style>
    <style:style style:name="P19" style:family="paragraph" style:parent-style-name="Text_20_body">
      <style:text-properties fo:font-size="10pt" fo:font-weight="bold" officeooo:rsid="0038dc2c" officeooo:paragraph-rsid="0038dc2c" style:font-size-asian="10pt" style:font-weight-asian="bold" style:font-size-complex="10pt" style:font-weight-complex="bold"/>
    </style:style>
    <style:style style:name="P20" style:family="paragraph" style:parent-style-name="Text_20_body">
      <style:text-properties fo:font-size="10pt" fo:font-weight="normal" officeooo:rsid="0066a537" officeooo:paragraph-rsid="0066a537" style:font-size-asian="10pt" style:font-weight-asian="normal" style:font-size-complex="10pt" style:font-weight-complex="normal"/>
    </style:style>
    <style:style style:name="P21" style:family="paragraph" style:parent-style-name="Text_20_body">
      <style:text-properties fo:font-size="10pt" fo:font-weight="normal" officeooo:rsid="005720ce" officeooo:paragraph-rsid="005720ce" style:font-size-asian="10pt" style:font-weight-asian="normal" style:font-size-complex="10pt" style:font-weight-complex="normal"/>
    </style:style>
    <style:style style:name="P22" style:family="paragraph" style:parent-style-name="Text_20_body">
      <style:text-properties fo:font-size="10pt" fo:font-weight="normal" officeooo:rsid="00582ff7" officeooo:paragraph-rsid="00582ff7" style:font-size-asian="10pt" style:font-weight-asian="normal" style:font-size-complex="10pt" style:font-weight-complex="normal"/>
    </style:style>
    <style:style style:name="P23" style:family="paragraph" style:parent-style-name="Text_20_body">
      <style:text-properties fo:font-size="10pt" fo:font-weight="normal" officeooo:rsid="0038dc2c" officeooo:paragraph-rsid="0038dc2c" style:font-size-asian="10pt" style:font-weight-asian="normal" style:font-size-complex="10pt" style:font-weight-complex="normal"/>
    </style:style>
    <style:style style:name="P24" style:family="paragraph" style:parent-style-name="Text_20_body">
      <style:text-properties officeooo:paragraph-rsid="009bb7c6"/>
    </style:style>
    <style:style style:name="P25" style:family="paragraph" style:parent-style-name="Text_20_body">
      <style:text-properties officeooo:paragraph-rsid="00a6b6a5"/>
    </style:style>
    <style:style style:name="P26" style:family="paragraph" style:parent-style-name="Text_20_body">
      <style:text-properties officeooo:paragraph-rsid="00b0af96"/>
    </style:style>
    <style:style style:name="P27" style:family="paragraph" style:parent-style-name="Text_20_body">
      <style:text-properties officeooo:paragraph-rsid="0068dd45"/>
    </style:style>
    <style:style style:name="P28" style:family="paragraph" style:parent-style-name="Text_20_body">
      <style:paragraph-properties fo:margin-left="0in" fo:margin-right="0in" fo:text-indent="0in" style:auto-text-indent="false"/>
      <style:text-properties fo:font-size="10pt" fo:font-weight="normal" officeooo:rsid="00b6550e" officeooo:paragraph-rsid="00b6550e" style:font-size-asian="10pt" style:font-weight-asian="normal" style:font-size-complex="10pt" style:font-weight-complex="normal"/>
    </style:style>
    <style:style style:name="P29" style:family="paragraph" style:parent-style-name="Text_20_body">
      <style:paragraph-properties fo:margin-left="0in" fo:margin-right="0in" fo:text-indent="0in" style:auto-text-indent="false"/>
      <style:text-properties fo:font-size="10pt" fo:font-weight="normal" officeooo:rsid="00b6550e" officeooo:paragraph-rsid="00bb3dbe" style:font-size-asian="10pt" style:font-weight-asian="normal" style:font-size-complex="10pt" style:font-weight-complex="normal"/>
    </style:style>
    <style:style style:name="P30" style:family="paragraph" style:parent-style-name="Text_20_body">
      <style:paragraph-properties fo:margin-left="0in" fo:margin-right="0in" fo:text-indent="0in" style:auto-text-indent="false"/>
      <style:text-properties fo:font-size="10pt" officeooo:paragraph-rsid="00bafdd8" style:font-size-asian="10pt" style:font-size-complex="10pt"/>
    </style:style>
    <style:style style:name="P31" style:family="paragraph" style:parent-style-name="Text_20_body">
      <style:paragraph-properties fo:margin-left="0in" fo:margin-right="0in" fo:text-indent="0in" style:auto-text-indent="false"/>
      <style:text-properties fo:font-size="10pt" fo:font-weight="normal" officeooo:rsid="00b6550e" officeooo:paragraph-rsid="00bafdd8" style:font-size-asian="10pt" style:font-weight-asian="normal" style:font-size-complex="10pt" style:font-weight-complex="normal"/>
    </style:style>
    <style:style style:name="T1" style:family="text">
      <style:text-properties officeooo:rsid="0037370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5417df" style:font-weight-asian="normal" style:font-weight-complex="normal"/>
    </style:style>
    <style:style style:name="T4" style:family="text">
      <style:text-properties fo:font-weight="normal" officeooo:rsid="00542168" style:font-weight-asian="normal" style:font-weight-complex="normal"/>
    </style:style>
    <style:style style:name="T5" style:family="text">
      <style:text-properties fo:font-weight="normal" officeooo:rsid="00558f3e" style:font-weight-asian="normal" style:font-weight-complex="normal"/>
    </style:style>
    <style:style style:name="T6" style:family="text">
      <style:text-properties fo:font-weight="normal" officeooo:rsid="005720ce" style:font-weight-asian="normal" style:font-weight-complex="normal"/>
    </style:style>
    <style:style style:name="T7" style:family="text">
      <style:text-properties fo:font-weight="normal" officeooo:rsid="00581489" style:font-weight-asian="normal" style:font-weight-complex="normal"/>
    </style:style>
    <style:style style:name="T8" style:family="text">
      <style:text-properties fo:font-weight="normal" officeooo:rsid="00606ca8" style:font-weight-asian="normal" style:font-weight-complex="normal"/>
    </style:style>
    <style:style style:name="T9" style:family="text">
      <style:text-properties fo:font-weight="normal" officeooo:rsid="0064d68b" style:font-weight-asian="normal" style:font-weight-complex="normal"/>
    </style:style>
    <style:style style:name="T10" style:family="text">
      <style:text-properties fo:font-weight="normal" officeooo:rsid="0068cb46" style:font-weight-asian="normal" style:font-weight-complex="normal"/>
    </style:style>
    <style:style style:name="T11" style:family="text">
      <style:text-properties fo:font-weight="normal" officeooo:rsid="006ef86f" style:font-weight-asian="normal" style:font-weight-complex="normal"/>
    </style:style>
    <style:style style:name="T12" style:family="text">
      <style:text-properties fo:font-weight="normal" officeooo:rsid="0071310c" style:font-weight-asian="normal" style:font-weight-complex="normal"/>
    </style:style>
    <style:style style:name="T13" style:family="text">
      <style:text-properties fo:font-weight="normal" officeooo:rsid="007213dd" style:font-weight-asian="normal" style:font-weight-complex="normal"/>
    </style:style>
    <style:style style:name="T14" style:family="text">
      <style:text-properties fo:font-weight="normal" officeooo:rsid="00762b30" style:font-weight-asian="normal" style:font-weight-complex="normal"/>
    </style:style>
    <style:style style:name="T15" style:family="text">
      <style:text-properties fo:font-weight="normal" officeooo:rsid="00772f24" style:font-weight-asian="normal" style:font-weight-complex="normal"/>
    </style:style>
    <style:style style:name="T16" style:family="text">
      <style:text-properties fo:font-weight="normal" officeooo:rsid="0078a466" style:font-weight-asian="normal" style:font-weight-complex="normal"/>
    </style:style>
    <style:style style:name="T17" style:family="text">
      <style:text-properties fo:font-weight="normal" officeooo:rsid="0079f3f6" style:font-weight-asian="normal" style:font-weight-complex="normal"/>
    </style:style>
    <style:style style:name="T18" style:family="text">
      <style:text-properties fo:font-weight="normal" officeooo:rsid="007da46f" style:font-weight-asian="normal" style:font-weight-complex="normal"/>
    </style:style>
    <style:style style:name="T19" style:family="text">
      <style:text-properties fo:font-weight="normal" officeooo:rsid="007f119f" style:font-weight-asian="normal" style:font-weight-complex="normal"/>
    </style:style>
    <style:style style:name="T20" style:family="text">
      <style:text-properties fo:font-weight="normal" officeooo:rsid="0081677f" style:font-weight-asian="normal" style:font-weight-complex="normal"/>
    </style:style>
    <style:style style:name="T21" style:family="text">
      <style:text-properties fo:font-weight="normal" officeooo:rsid="00841013" style:font-weight-asian="normal" style:font-weight-complex="normal"/>
    </style:style>
    <style:style style:name="T22" style:family="text">
      <style:text-properties fo:font-weight="normal" officeooo:rsid="0084acec" style:font-weight-asian="normal" style:font-weight-complex="normal"/>
    </style:style>
    <style:style style:name="T23" style:family="text">
      <style:text-properties fo:font-weight="normal" officeooo:rsid="0085d3b8" style:font-weight-asian="normal" style:font-weight-complex="normal"/>
    </style:style>
    <style:style style:name="T24" style:family="text">
      <style:text-properties fo:font-weight="normal" officeooo:rsid="0087d18b" style:font-weight-asian="normal" style:font-weight-complex="normal"/>
    </style:style>
    <style:style style:name="T25" style:family="text">
      <style:text-properties fo:font-weight="normal" officeooo:rsid="00891dbc" style:font-weight-asian="normal" style:font-weight-complex="normal"/>
    </style:style>
    <style:style style:name="T26" style:family="text">
      <style:text-properties fo:font-weight="normal" officeooo:rsid="008296c4" style:font-weight-asian="normal" style:font-weight-complex="normal"/>
    </style:style>
    <style:style style:name="T27" style:family="text">
      <style:text-properties fo:font-weight="normal" officeooo:rsid="008af6e9" style:font-weight-asian="normal" style:font-weight-complex="normal"/>
    </style:style>
    <style:style style:name="T28" style:family="text">
      <style:text-properties fo:font-weight="normal" officeooo:rsid="0093fa10" style:font-weight-asian="normal" style:font-weight-complex="normal"/>
    </style:style>
    <style:style style:name="T29" style:family="text">
      <style:text-properties fo:font-weight="normal" officeooo:rsid="0096c1fe" style:font-weight-asian="normal" style:font-weight-complex="normal"/>
    </style:style>
    <style:style style:name="T30" style:family="text">
      <style:text-properties fo:font-weight="normal" officeooo:rsid="00982d2e" style:font-weight-asian="normal" style:font-weight-complex="normal"/>
    </style:style>
    <style:style style:name="T31" style:family="text">
      <style:text-properties fo:font-weight="normal" officeooo:rsid="00995548" style:font-weight-asian="normal" style:font-weight-complex="normal"/>
    </style:style>
    <style:style style:name="T32" style:family="text">
      <style:text-properties fo:font-weight="normal" officeooo:rsid="00b6550e" style:font-weight-asian="normal" style:font-weight-complex="normal"/>
    </style:style>
    <style:style style:name="T33" style:family="text">
      <style:text-properties fo:font-weight="normal" officeooo:rsid="00b9b712" style:font-weight-asian="normal" style:font-weight-complex="normal"/>
    </style:style>
    <style:style style:name="T34" style:family="text">
      <style:text-properties officeooo:rsid="0094dee3"/>
    </style:style>
    <style:style style:name="T35" style:family="text">
      <style:text-properties officeooo:rsid="0095423f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fo:font-size="10pt" fo:font-weight="normal" officeooo:rsid="00925b63" style:font-size-asian="10pt" style:font-weight-asian="normal" style:font-size-complex="10pt" style:font-weight-complex="normal"/>
    </style:style>
    <style:style style:name="T38" style:family="text">
      <style:text-properties fo:font-size="10pt" fo:font-weight="normal" officeooo:rsid="009a5d25" style:font-size-asian="10pt" style:font-weight-asian="normal" style:font-size-complex="10pt" style:font-weight-complex="normal"/>
    </style:style>
    <style:style style:name="T39" style:family="text">
      <style:text-properties fo:font-size="10pt" fo:font-weight="normal" officeooo:rsid="009391ba" style:font-size-asian="10pt" style:font-weight-asian="normal" style:font-size-complex="10pt" style:font-weight-complex="normal"/>
    </style:style>
    <style:style style:name="T40" style:family="text">
      <style:text-properties fo:font-size="10pt" fo:font-weight="normal" officeooo:rsid="009491cd" style:font-size-asian="10pt" style:font-weight-asian="normal" style:font-size-complex="10pt" style:font-weight-complex="normal"/>
    </style:style>
    <style:style style:name="T41" style:family="text">
      <style:text-properties fo:font-size="10pt" fo:font-weight="normal" officeooo:rsid="009bb7c6" style:font-size-asian="10pt" style:font-weight-asian="normal" style:font-size-complex="10pt" style:font-weight-complex="normal"/>
    </style:style>
    <style:style style:name="T42" style:family="text">
      <style:text-properties fo:font-size="10pt" fo:font-weight="normal" officeooo:rsid="003b9580" style:font-size-asian="10pt" style:font-weight-asian="normal" style:font-size-complex="10pt" style:font-weight-complex="normal"/>
    </style:style>
    <style:style style:name="T43" style:family="text">
      <style:text-properties fo:font-size="10pt" fo:font-weight="normal" officeooo:rsid="006de416" style:font-size-asian="10pt" style:font-weight-asian="normal" style:font-size-complex="10pt" style:font-weight-complex="normal"/>
    </style:style>
    <style:style style:name="T44" style:family="text">
      <style:text-properties fo:font-size="10pt" fo:font-weight="normal" officeooo:rsid="00406b54" style:font-size-asian="10pt" style:font-weight-asian="normal" style:font-size-complex="10pt" style:font-weight-complex="normal"/>
    </style:style>
    <style:style style:name="T45" style:family="text">
      <style:text-properties fo:font-size="10pt" fo:font-weight="normal" officeooo:rsid="0041aba5" style:font-size-asian="10pt" style:font-weight-asian="normal" style:font-size-complex="10pt" style:font-weight-complex="normal"/>
    </style:style>
    <style:style style:name="T46" style:family="text">
      <style:text-properties fo:font-size="10pt" fo:font-weight="normal" officeooo:rsid="0067025b" style:font-size-asian="10pt" style:font-weight-asian="normal" style:font-size-complex="10pt" style:font-weight-complex="normal"/>
    </style:style>
    <style:style style:name="T47" style:family="text">
      <style:text-properties fo:font-size="10pt" fo:font-weight="normal" officeooo:rsid="004370e9" style:font-size-asian="10pt" style:font-weight-asian="normal" style:font-size-complex="10pt" style:font-weight-complex="normal"/>
    </style:style>
    <style:style style:name="T48" style:family="text">
      <style:text-properties fo:font-size="10pt" fo:font-weight="normal" officeooo:rsid="004507d0" style:font-size-asian="10pt" style:font-weight-asian="normal" style:font-size-complex="10pt" style:font-weight-complex="normal"/>
    </style:style>
    <style:style style:name="T49" style:family="text">
      <style:text-properties fo:font-size="10pt" fo:font-weight="normal" officeooo:rsid="00b51729" style:font-size-asian="10pt" style:font-weight-asian="normal" style:font-size-complex="10pt" style:font-weight-complex="normal"/>
    </style:style>
    <style:style style:name="T50" style:family="text">
      <style:text-properties fo:font-size="10pt" fo:font-weight="normal" officeooo:rsid="0067ea56" style:font-size-asian="10pt" style:font-weight-asian="normal" style:font-size-complex="10pt" style:font-weight-complex="normal"/>
    </style:style>
    <style:style style:name="T51" style:family="text">
      <style:text-properties fo:font-size="10pt" fo:font-weight="normal" officeooo:rsid="006c3e44" style:font-size-asian="10pt" style:font-weight-asian="normal" style:font-size-complex="10pt" style:font-weight-complex="normal"/>
    </style:style>
    <style:style style:name="T52" style:family="text">
      <style:text-properties fo:font-size="10pt" fo:font-weight="normal" officeooo:rsid="00962fdd" style:font-size-asian="10pt" style:font-weight-asian="normal" style:font-size-complex="10pt" style:font-weight-complex="normal"/>
    </style:style>
    <style:style style:name="T53" style:family="text">
      <style:text-properties fo:font-size="10pt" fo:font-weight="normal" officeooo:rsid="006ef86f" style:font-size-asian="10pt" style:font-weight-asian="normal" style:font-size-complex="10pt" style:font-weight-complex="normal"/>
    </style:style>
    <style:style style:name="T54" style:family="text">
      <style:text-properties fo:font-size="10pt" fo:font-weight="normal" officeooo:rsid="0068cb46" style:font-size-asian="10pt" style:font-weight-asian="normal" style:font-size-complex="10pt" style:font-weight-complex="normal"/>
    </style:style>
    <style:style style:name="T55" style:family="text">
      <style:text-properties fo:font-size="10pt" fo:font-style="normal" fo:font-weight="normal" officeooo:rsid="008bae9a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fo:font-size="10pt" fo:font-style="normal" fo:font-weight="normal" officeooo:rsid="008d7575" style:font-size-asian="10pt" style:font-style-asian="normal" style:font-weight-asian="normal" style:font-size-complex="10pt" style:font-style-complex="normal" style:font-weight-complex="normal"/>
    </style:style>
    <style:style style:name="T57" style:family="text">
      <style:text-properties fo:font-size="10pt" fo:font-style="normal" fo:font-weight="normal" officeooo:rsid="009e0fa5" style:font-size-asian="10pt" style:font-style-asian="normal" style:font-weight-asian="normal" style:font-size-complex="10pt" style:font-style-complex="normal" style:font-weight-complex="normal"/>
    </style:style>
    <style:style style:name="T58" style:family="text">
      <style:text-properties fo:font-size="10pt" fo:font-style="normal" fo:font-weight="normal" officeooo:rsid="009f818b" style:font-size-asian="10pt" style:font-style-asian="normal" style:font-weight-asian="normal" style:font-size-complex="10pt" style:font-style-complex="normal" style:font-weight-complex="normal"/>
    </style:style>
    <style:style style:name="T59" style:family="text">
      <style:text-properties fo:font-size="10pt" fo:font-style="normal" fo:font-weight="normal" officeooo:rsid="00a027ea" style:font-size-asian="10pt" style:font-style-asian="normal" style:font-weight-asian="normal" style:font-size-complex="10pt" style:font-style-complex="normal" style:font-weight-complex="normal"/>
    </style:style>
    <style:style style:name="T60" style:family="text">
      <style:text-properties fo:font-size="10pt" fo:font-style="normal" fo:font-weight="normal" officeooo:rsid="00a14bf3" style:font-size-asian="10pt" style:font-style-asian="normal" style:font-weight-asian="normal" style:font-size-complex="10pt" style:font-style-complex="normal" style:font-weight-complex="normal"/>
    </style:style>
    <style:style style:name="T61" style:family="text">
      <style:text-properties fo:font-size="10pt" fo:font-style="normal" fo:font-weight="normal" officeooo:rsid="00a29e2d" style:font-size-asian="10pt" style:font-style-asian="normal" style:font-weight-asian="normal" style:font-size-complex="10pt" style:font-style-complex="normal" style:font-weight-complex="normal"/>
    </style:style>
    <style:style style:name="T62" style:family="text">
      <style:text-properties fo:font-size="10pt" fo:font-style="normal" fo:font-weight="normal" officeooo:rsid="00a46d0d" style:font-size-asian="10pt" style:font-style-asian="normal" style:font-weight-asian="normal" style:font-size-complex="10pt" style:font-style-complex="normal" style:font-weight-complex="normal"/>
    </style:style>
    <style:style style:name="T63" style:family="text">
      <style:text-properties fo:font-size="10pt" fo:font-style="normal" fo:font-weight="normal" officeooo:rsid="00a58fea" style:font-size-asian="10pt" style:font-style-asian="normal" style:font-weight-asian="normal" style:font-size-complex="10pt" style:font-style-complex="normal" style:font-weight-complex="normal"/>
    </style:style>
    <style:style style:name="T64" style:family="text">
      <style:text-properties fo:font-size="10pt" fo:font-style="normal" fo:font-weight="normal" officeooo:rsid="00a6b6a5" style:font-size-asian="10pt" style:font-style-asian="normal" style:font-weight-asian="normal" style:font-size-complex="10pt" style:font-style-complex="normal" style:font-weight-complex="normal"/>
    </style:style>
    <style:style style:name="T65" style:family="text">
      <style:text-properties fo:font-size="10pt" fo:font-style="normal" fo:font-weight="normal" officeooo:rsid="00a8af59" style:font-size-asian="10pt" style:font-style-asian="normal" style:font-weight-asian="normal" style:font-size-complex="10pt" style:font-style-complex="normal" style:font-weight-complex="normal"/>
    </style:style>
    <style:style style:name="T66" style:family="text">
      <style:text-properties fo:font-size="10pt" fo:font-style="normal" fo:font-weight="normal" officeooo:rsid="00a953a8" style:font-size-asian="10pt" style:font-style-asian="normal" style:font-weight-asian="normal" style:font-size-complex="10pt" style:font-style-complex="normal" style:font-weight-complex="normal"/>
    </style:style>
    <style:style style:name="T67" style:family="text">
      <style:text-properties fo:font-size="10pt" fo:font-style="normal" fo:font-weight="normal" officeooo:rsid="00ab1f53" style:font-size-asian="10pt" style:font-style-asian="normal" style:font-weight-asian="normal" style:font-size-complex="10pt" style:font-style-complex="normal" style:font-weight-complex="normal"/>
    </style:style>
    <style:style style:name="T68" style:family="text">
      <style:text-properties fo:font-size="10pt" fo:font-style="normal" fo:font-weight="normal" officeooo:rsid="00ad0763" style:font-size-asian="10pt" style:font-style-asian="normal" style:font-weight-asian="normal" style:font-size-complex="10pt" style:font-style-complex="normal" style:font-weight-complex="normal"/>
    </style:style>
    <style:style style:name="T69" style:family="text">
      <style:text-properties fo:font-size="10pt" fo:font-style="normal" fo:font-weight="normal" officeooo:rsid="00ad1744" style:font-size-asian="10pt" style:font-style-asian="normal" style:font-weight-asian="normal" style:font-size-complex="10pt" style:font-style-complex="normal" style:font-weight-complex="normal"/>
    </style:style>
    <style:style style:name="T70" style:family="text">
      <style:text-properties fo:font-size="10pt" fo:font-style="normal" fo:font-weight="normal" officeooo:rsid="00ad6696" style:font-size-asian="10pt" style:font-style-asian="normal" style:font-weight-asian="normal" style:font-size-complex="10pt" style:font-style-complex="normal" style:font-weight-complex="normal"/>
    </style:style>
    <style:style style:name="T71" style:family="text">
      <style:text-properties fo:font-size="10pt" fo:font-style="normal" fo:font-weight="normal" officeooo:rsid="00addb94" style:font-size-asian="10pt" style:font-style-asian="normal" style:font-weight-asian="normal" style:font-size-complex="10pt" style:font-style-complex="normal" style:font-weight-complex="normal"/>
    </style:style>
    <style:style style:name="T72" style:family="text">
      <style:text-properties fo:font-size="10pt" fo:font-style="normal" fo:font-weight="normal" officeooo:rsid="00aee576" style:font-size-asian="10pt" style:font-style-asian="normal" style:font-weight-asian="normal" style:font-size-complex="10pt" style:font-style-complex="normal" style:font-weight-complex="normal"/>
    </style:style>
    <style:style style:name="T73" style:family="text">
      <style:text-properties fo:font-size="10pt" fo:font-style="normal" fo:font-weight="normal" officeooo:rsid="00b0c041" style:font-size-asian="10pt" style:font-style-asian="normal" style:font-weight-asian="normal" style:font-size-complex="10pt" style:font-style-complex="normal" style:font-weight-complex="normal"/>
    </style:style>
    <style:style style:name="T74" style:family="text">
      <style:text-properties fo:font-size="10pt" fo:font-style="normal" fo:font-weight="normal" officeooo:rsid="00b24650" style:font-size-asian="10pt" style:font-style-asian="normal" style:font-weight-asian="normal" style:font-size-complex="10pt" style:font-style-complex="normal" style:font-weight-complex="normal"/>
    </style:style>
    <style:style style:name="T75" style:family="text">
      <style:text-properties fo:font-size="10pt" fo:font-style="normal" fo:font-weight="normal" officeooo:rsid="00b2cb5e" style:font-size-asian="10pt" style:font-style-asian="normal" style:font-weight-asian="normal" style:font-size-complex="10pt" style:font-style-complex="normal" style:font-weight-complex="normal"/>
    </style:style>
    <style:style style:name="T76" style:family="text">
      <style:text-properties fo:font-size="10pt" fo:font-style="normal" fo:font-weight="normal" officeooo:rsid="00b0af96" style:font-size-asian="10pt" style:font-style-asian="normal" style:font-weight-asian="normal" style:font-size-complex="10pt" style:font-style-complex="normal" style:font-weight-complex="normal"/>
    </style:style>
    <style:style style:name="T77" style:family="text">
      <style:text-properties officeooo:rsid="00b7c30d"/>
    </style:style>
    <style:style style:name="T78" style:family="text">
      <style:text-properties fo:font-style="italic"/>
    </style:style>
    <style:style style:name="T79" style:family="text">
      <style:text-properties officeooo:rsid="00b9b712"/>
    </style:style>
    <style:style style:name="T80" style:family="text">
      <style:text-properties officeooo:rsid="00bafdd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eminar 2 – Encryption (For)<text:tab/></text:p>
      <text:p text:style-name="P2">Introduction </text:p>
      <text:p text:style-name="P27"><text:bookmark-start text:name="__DdeLink__201_121232777"/><text:bookmark-start text:name="__DdeLink__414_3615934123"/><text:span text:style-name="T42">Encryption is the process of encoding information and has many use cases in the security industry. </text:span><text:span text:style-name="T43">It</text:span><text:span text:style-name="T44"> adds an extra layer of security, so </text:span><text:span text:style-name="T45">even </text:span><text:span text:style-name="T44">if data </text:span><text:span text:style-name="T46">(plain text)</text:span><text:span text:style-name="T44"> is accessed </text:span><text:span text:style-name="T47">by the wrong party</text:span><text:span text:style-name="T44">, </text:span><text:span text:style-name="T45">it will not be readable </text:span><text:span text:style-name="T48">in its encrypted form</text:span><text:span text:style-name="T44">. </text:span><text:span text:style-name="T49">Encryption is mostly used in applications where data is either in rest or in transission such as </text:span><text:span text:style-name="T46">secure network communication, machines and stored data. </text:span><text:span text:style-name="T50">For sensitive data and communication, this is particularly important </text:span><text:span text:style-name="T51">since</text:span><text:span text:style-name="T50"> no software </text:span><text:span text:style-name="T52">system</text:span><text:span text:style-name="T50">, </text:span><text:span text:style-name="T53">over its lifecycle</text:span><text:span text:style-name="T54">, is 100 % secure.</text:span><text:bookmark-end text:name="__DdeLink__201_121232777"/><text:span text:style-name="T54"> </text:span></text:p>
      <text:p text:style-name="P15"><text:span text:style-name="T10">T</text:span><text:span text:style-name="T11">here are 2 types of encryption </text:span><text:span text:style-name="T15">schemes</text:span><text:span text:style-name="T11">, as</text:span><text:span text:style-name="T29">y</text:span><text:span text:style-name="T11">m</text:span><text:span text:style-name="T29">m</text:span><text:span text:style-name="T11">etric (public key) and sym</text:span><text:span text:style-name="T29">m</text:span><text:span text:style-name="T11">etric (private key). </text:span><text:span text:style-name="T12">There are also emerging techniques such as the homomorphic encryption </text:span><text:span text:style-name="T14">(</text:span><text:span text:style-name="T15">an </text:span><text:span text:style-name="T14">extension o</text:span><text:span text:style-name="T15">f asym</text:span><text:span text:style-name="T30">m</text:span><text:span text:style-name="T15">etric or symmetric scheme</text:span><text:span text:style-name="T14">)</text:span><text:span text:style-name="T12"> and secure multi-party computation. </text:span><text:span text:style-name="T13">A widely used technique, still today, is the RSA encryption algorithm (asy</text:span><text:span text:style-name="T31">m</text:span><text:span text:style-name="T13">metric). </text:span><text:span text:style-name="T16">Given all necessary properties of a </text:span><text:span text:style-name="T17">correctly constructed</text:span><text:span text:style-name="T16"> RSA </text:span><text:span text:style-name="T20">mechanism</text:span><text:span text:style-name="T16">, it would still take years to </text:span><text:span text:style-name="T19">find the private key</text:span><text:span text:style-name="T18"> with today’s computational power</text:span><text:span text:style-name="T16">.</text:span></text:p>
      <text:p text:style-name="P4"><text:span text:style-name="T21">Although t</text:span><text:span text:style-name="T26">oday’s encryption algorithms will be vulnerable to </text:span><text:span text:style-name="T21">future </text:span><text:span text:style-name="T26">quantum computers </text:span><text:span text:style-name="T25">and</text:span><text:span text:style-name="T26"> algorithms, these advancements may also utilize </text:span><text:span text:style-name="T21">and drive </text:span><text:span text:style-name="T26">better encryption </text:span><text:span text:style-name="T22">technique</text:span><text:span text:style-name="T23">s. </text:span><text:span text:style-name="T24">This results in that some of both today’s and future’s encrypted data may </text:span><text:span text:style-name="T28">never be </text:span><text:span text:style-name="T24">decrypted, unless the secret </text:span><text:span text:style-name="T27">key</text:span><text:span text:style-name="T24"> is given </text:span><text:span text:style-name="T25">or a backdoor is built in. </text:span><text:span text:style-name="T8"><text:s/></text:span></text:p>
      <text:p text:style-name="P24"><text:span text:style-name="T37">In general, encryption retains and preserves privacy and confidentiality for individuals and companies, but some cases of encryption may </text:span><text:span text:style-name="T38">also </text:span><text:span text:style-name="T37">complicate the work of law enforcement and sercret intelligence. </text:span><text:span text:style-name="T39">This complication has driven law enforcement to request court orders on </text:span><text:span text:style-name="T40">making manufactoring companies responsible, forcing them to </text:span><text:span text:style-name="T39">creat</text:span><text:span text:style-name="T40">e</text:span><text:span text:style-name="T39"> backdoors for encrypted application</text:span><text:span text:style-name="T40">s. </text:span><text:span text:style-name="T38">For example, </text:span><text:span text:style-name="T39">the Apple vs. FBI case </text:span><text:span text:style-name="T38">where Apple declined the request due to the potential damage </text:span><text:span text:style-name="T41">for users </text:span><text:span text:style-name="T38">of creating a backdoor, </text:span><text:span text:style-name="T41">opening up for </text:span><text:span text:style-name="T38">misuse, abuse, leakage and theft.</text:span></text:p>
      <text:p text:style-name="P16">Shall we limit the use of encryption for companies and individuals? <text:span text:style-name="T34">Is it possible to make </text:span><text:span text:style-name="T35">usage </text:span><text:span text:style-name="T34">of encryption conditional </text:span><text:span text:style-name="T35">before the law</text:span><text:bookmark-end text:name="__DdeLink__414_3615934123"/></text:p>
      <text:p text:style-name="P17">Arguments / Analysis</text:p>
      <text:p text:style-name="P25"><text:bookmark-start text:name="__DdeLink__425_3615934123"/><text:bookmark-start text:name="__DdeLink__423_3615934123"/><text:span text:style-name="T55">Encryption is good because it retains and preserve</text:span><text:span text:style-name="T56">s</text:span><text:span text:style-name="T55"> privacy and confidentiality, </text:span><text:span text:style-name="T56">thus security, </text:span><text:span text:style-name="T55">for individuals and companies. </text:span><text:span text:style-name="T57">Encryption is an important part of cyber security so limit</text:span><text:span text:style-name="T74">ations </text:span><text:span text:style-name="T57">or </text:span><text:span text:style-name="T60">creati</text:span><text:span text:style-name="T74">on of</text:span><text:span text:style-name="T60"> </text:span><text:span text:style-name="T57">backdoors </text:span><text:span text:style-name="T60">will</text:span><text:span text:style-name="T57"> open up for more security vulnerabilities. </text:span><text:span text:style-name="T71">If </text:span><text:span text:style-name="T72">an </text:span><text:span text:style-name="T71">application is not allowed to be secure enough to avoid hackers </text:span><text:span text:style-name="T72">(good and bad)</text:span><text:span text:style-name="T71">, it would affect the whole market </text:span><text:span text:style-name="T72">(innovation, customers, cooperations) </text:span><text:span text:style-name="T71">of that product. </text:span><text:span text:style-name="T64">It would </text:span><text:span text:style-name="T67">also </text:span><text:span text:style-name="T64">be problematic for smaller to middle-large businesses meet</text:span><text:span text:style-name="T65">ing</text:span><text:span text:style-name="T64"> the request </text:span><text:span text:style-name="T66">of</text:span><text:span text:style-name="T64"> such a </text:span><text:span text:style-name="T66">caliber</text:span><text:span text:style-name="T64"> as the Apple vs. FBI </text:span><text:span text:style-name="T66">case </text:span><text:span text:style-name="T64">without taking any damage </text:span><text:span text:style-name="T72">(beeing compelled to create intellectual property)</text:span><text:span text:style-name="T64">. </text:span><text:span text:style-name="T70">What if the encryption was outsourced, what if the an open-source encryption service was used? </text:span><text:span text:style-name="T58">There are resonable to say that more and stronger encryption would result in less crime. If a service changes their encryption policies, it is likely that </text:span><text:span text:style-name="T59">criminals</text:span><text:span text:style-name="T58"> would change platforms </text:span><text:span text:style-name="T68">at the same time as</text:span><text:span text:style-name="T67"> other cyber criminals could </text:span><text:span text:style-name="T69">exploit the </text:span><text:span text:style-name="T68">non-encrypted data</text:span><text:span text:style-name="T58">. </text:span><text:span text:style-name="T61">A key principle in maintaining an open</text:span><text:span text:style-name="T62"> </text:span><text:span text:style-name="T61">internet with all the possibities it comes with </text:span><text:span text:style-name="T63">(trading, sharing, etc) </text:span><text:span text:style-name="T61">is to use encryptio</text:span><text:span text:style-name="T62">n.</text:span></text:p>
      <text:p text:style-name="P26"><text:span text:style-name="T62">A</text:span><text:span text:style-name="T76">pple vs. FBI case could have been a precendent of disfavour for encryption and </text:span><text:span text:style-name="T73">se</text:span><text:span text:style-name="T76">curity but, luckily, it wasn’t. </text:span><text:span text:style-name="T74">If there was a simple solution to the problem, I am certain that Apple would have acted differently. </text:span><text:span text:style-name="T75">Instead, we must look beyond individual problems and enforce the long-term security. </text:span><text:bookmark-end text:name="__DdeLink__425_3615934123"/><text:bookmark-end text:name="__DdeLink__423_3615934123"/></text:p>
      <text:p text:style-name="P18">Arguments</text:p>
      <text:p text:style-name="P19">Discussion / Analysis</text:p>
      <text:p text:style-name="P20">To address the issues described above, one must understand the problems of </text:p>
      <text:p text:style-name="P5"><text:span text:style-name="T3">There is a struggle between protecting people’s privacy and enabling robust and pub</text:span><text:span text:style-name="T9">l</text:span><text:span text:style-name="T3">ic safety. </text:span><text:span text:style-name="T4">There is a balance of security and privacy in communications with need for law enforcement and intelligence services. </text:span></text:p>
      <text:p text:style-name="P6"><text:span text:style-name="T4">T</text:span><text:span text:style-name="T5">here is a strong argument that encrytion provides more safety than potential harm. </text:span></text:p>
      <text:p text:style-name="P7"><text:span text:style-name="T5">I</text:span><text:span text:style-name="T2">f applications and sevice</text:span><text:span text:style-name="T6">s</text:span><text:span text:style-name="T2"> opens up for backdoors it opens up for misuse, abuse, leakage and theft. </text:span></text:p>
      <text:p text:style-name="P21">If application and services opens up for backdoors, terrorists and criminals may use other systems that is encrypted. </text:p>
      <text:p text:style-name="P8"><text:soft-page-break/><text:span text:style-name="T2">Creating backdoors ma</text:span><text:span text:style-name="T7">y </text:span><text:span text:style-name="T2">be expensive and time comsuming for the companies. </text:span></text:p>
      <text:p text:style-name="P22">Not encrypting or encrypting with backdoors opens up for large vulnerabilites and potential harm for users. </text:p>
      <text:p text:style-name="P19">Conclusion</text:p>
      <text:p text:style-name="P19">References</text:p>
      <text:p text:style-name="P30"><text:span text:style-name="T32">[1] </text:span><text:span text:style-name="T33">A.Author, “Document title,” Webpage name, Source/production information, Date of internet publication. <text:s text:c="9"/><text:line-break/> <text:s text:c="4"/>[Format]. <text:s text:c="5"/>Available: internet address. [Accessed: Date of access].</text:span> <text:s text:c="46"/></text:p>
      <text:p text:style-name="P31"><text:bookmark-start text:name="__DdeLink__228_3615934123"/>[2]<text:bookmark-end text:name="__DdeLink__228_3615934123"/> <text:bookmark-start text:name="__DdeLink__234_3615934123"/><text:bookmark-start text:name="__DdeLink__232_3615934123"/><text:span text:style-name="T79">A.Author, “Document title,” Webpage name, Source/production information, Date of internet publication. <text:s text:c="9"/><text:line-break/> <text:s text:c="4"/>[Format]. <text:s text:c="5"/>Available: internet address. [Accessed: Date of access].</text:span><text:bookmark-end text:name="__DdeLink__234_3615934123"/><text:bookmark-end text:name="__DdeLink__232_3615934123"/></text:p>
      <text:p text:style-name="P29">[<text:span text:style-name="T77">3</text:span>] <text:span text:style-name="T79">A.Author, “Document title,” Webpage name, Source/production information, Date of internet publication. <text:s text:c="9"/><text:line-break/> <text:s text:c="4"/>[Format]. <text:s text:c="5"/>Available: internet address. [Accessed: Date of access].</text:span></text:p>
      <text:p text:style-name="P29">[<text:span text:style-name="T77">4</text:span>] <text:span text:style-name="T79">A.Author, “Document title,” Webpage name, Source/production information, Date of internet publication. <text:s text:c="9"/><text:line-break/> <text:s text:c="4"/>[Format]. <text:s text:c="5"/>Available: internet address. [Accessed: Date of access].</text:span></text:p>
      <text:p text:style-name="P29">[<text:span text:style-name="T77">5</text:span>] <text:span text:style-name="T79">A.Author, “Document title,” Webpage name, Source/production information, Date of internet publication. <text:s text:c="9"/><text:line-break/> <text:s text:c="4"/>[Format]. <text:s text:c="5"/>Available: internet address. [Accessed: Date of access].</text:span></text:p>
      <text:p text:style-name="P29">[<text:span text:style-name="T77">6</text:span>] <text:span text:style-name="T79">A.Author, “Document title,” Webpage name, Source/production information, Date of internet publication. <text:s text:c="9"/><text:line-break/> <text:s text:c="4"/>[Format]. <text:s text:c="5"/>Available: internet address. [Accessed: Date of access].</text:span></text:p>
      <text:p text:style-name="P29">[<text:span text:style-name="T77">7</text:span>] <text:span text:style-name="T79">A.Author, “Document title,” Webpage name, Source/production information, Date of internet publication. <text:s text:c="9"/><text:line-break/> <text:s text:c="4"/>[Format]. <text:s text:c="5"/>Available: internet address. [Accessed: Date of access].</text:span></text:p>
      <text:p text:style-name="P28">[<text:span text:style-name="T77">8</text:span>]</text:p>
      <text:p text:style-name="P28">[<text:span text:style-name="T77">9</text:span>]</text:p>
      <text:p text:style-name="P23"><text:a xlink:type="simple" xlink:href="https://www.cnbc.com/2016/03/29/apple-vs-fbi-all-you-need-to-know.html" text:style-name="Internet_20_link" text:visited-style-name="Visited_20_Internet_20_Link">https://www.cnbc.com/2016/03/29/apple-vs-fbi-all-you-need-to-know.html</text:a> </text:p>
      <text:p text:style-name="P1"><text:a xlink:type="simple" xlink:href="https://www.cnet.com/news/to-encrypt-or-not-that-is-the-question/" text:style-name="Internet_20_link" text:visited-style-name="Visited_20_Internet_20_Link"><text:span text:style-name="T36">https://www.cnet.com/news/to-encrypt-or-not-that-is-the-question/</text:span></text:a><text:span text:style-name="T36"> </text:span></text:p>
      <text:p text:style-name="P9">Great notes (US – court notes on Encryption)</text:p>
      <text:p text:style-name="P1"><text:a xlink:type="simple" xlink:href="https://www.govinfo.gov/content/pkg/CHRG-114hhrg98899/pdf/CHRG-114hhrg98899.pdf" text:style-name="Internet_20_link" text:visited-style-name="Visited_20_Internet_20_Link"><text:span text:style-name="T36">https://www.govinfo.gov/content/pkg/CHRG-114hhrg98899/pdf/CHRG-114hhrg98899.pdf</text:span></text:a><text:span text:style-name="T36"> </text:span></text:p>
      <text:list xml:id="list3200720540" text:style-name="L2">
        <text:list-item>
          <text:p text:style-name="P10">James B Comey (FBI)</text:p>
        </text:list-item>
        <text:list-item>
          <text:p text:style-name="P10">Application developer alliance</text:p>
        </text:list-item>
        <text:list-item>
          <text:p text:style-name="P10">NSA Cheif backs Apple on iPhone “backdoors”</text:p>
        </text:list-item>
        <text:list-item>
          <text:p text:style-name="P11">iPhone unlock in New York, Apple didn’t have to open</text:p>
        </text:list-item>
        <text:list-item>
          <text:p text:style-name="P12">Computer &amp; Communication Industry Association</text:p>
        </text:list-item>
        <text:list-item>
          <text:p text:style-name="P13">American Civil Liberties Union</text:p>
        </text:list-item>
      </text:list>
      <text:p text:style-name="P14">Contains MANY references. <text:span text:style-name="T1">(saved in the directory “seminars”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0T16:04:34.794539720</meta:creation-date>
    <dc:date>2020-11-12T22:16:42.147828999</dc:date>
    <meta:editing-duration>P1DT23H27M41S</meta:editing-duration>
    <meta:editing-cycles>143</meta:editing-cycles>
    <meta:generator>LibreOffice/6.4.6.2$Linux_X86_64 LibreOffice_project/40$Build-2</meta:generator>
    <meta:document-statistic meta:table-count="0" meta:image-count="0" meta:object-count="0" meta:page-count="2" meta:paragraph-count="41" meta:word-count="876" meta:character-count="6328" meta:non-whitespace-character-count="5294"/>
  </office:meta>
</office:document-meta>
</file>